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Helvetica Neue2" svg:font-family="'Helvetica Neue'"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paragraph-properties fo:line-height="100%"/>
      <style:text-properties style:font-name="Helvetica Neue1" fo:font-size="10pt" style:font-name-asian="ヒラギノ角ゴ Pro W3" style:font-size-asian="10pt"/>
    </style:style>
    <style:style style:name="P3"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4" style:family="paragraph" style:parent-style-name="Free_20_Form">
      <style:text-properties fo:language="zxx" fo:country="none"/>
    </style:style>
    <style:style style:name="P5" style:family="paragraph" style:parent-style-name="Contents_20_2">
      <style:paragraph-properties>
        <style:tab-stops>
          <style:tab-stop style:position="15.245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5.245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master-page-name="Standard">
      <style:paragraph-properties style:page-number="auto"/>
    </style:style>
    <style:style style:name="P10" style:family="paragraph" style:parent-style-name="List" style:list-style-name="L1"/>
    <style:style style:name="P11" style:family="paragraph" style:parent-style-name="List" style:list-style-name="L2"/>
    <style:style style:name="P12" style:family="paragraph" style:parent-style-name="Body">
      <style:text-properties style:use-window-font-color="true" style:font-name="Helvetica" fo:font-size="12pt" style:font-name-asian="Helvetica" style:font-size-asian="12pt" style:font-name-complex="Helvetica" style:font-size-complex="12pt"/>
    </style:style>
    <style:style style:name="T1" style:family="text">
      <style:text-properties fo:color="#000000" style:text-outline="false" style:text-position="0% 100%" style:font-name="HelveticaNeue" fo:font-size="11pt" fo:letter-spacing="normal" style:text-underline-style="none" style:letter-kerning="false" style:font-name-asian="HelveticaNeue" style:font-size-asian="11pt" style:font-name-complex="HelveticaNeue" style:font-size-complex="11pt"/>
    </style:style>
    <style:style style:name="T2" style:family="text">
      <style:text-properties style:text-outline="false" style:text-position="0% 100%" fo:letter-spacing="normal" style:text-underline-style="none" style:letter-kerning="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pry – Web Browser</text:h>
      <text:p text:style-name="P12"><text:span text:style-name="T2">Current browser software for desktop PC's are extremely resource intensive. Firefox and Internet Explorer require large amounts of ram, disk space and cpu cycles to function well and hence, due to the nature of our products (low power, small foot print), don't provide a workable solution.</text:span></text:p>
      <text:p text:style-name="P12"><text:span text:style-name="T1">I</text:span><text:span text:style-name="T2">n the embedded space there are many open source browsers but all with minimal functionality and ongoing development. There are commercial browsers available, targeted at the embedded space (Opera), but all involve ongoing licensing fees.</text:span></text:p>
      <text:p text:style-name="P12"><text:span text:style-name="T2">WebKit is the one open source browser project that has; broad based support from the open source community, significant ongoing development, a focus towards hand held devices (low power, small footprint), both open source and commercial applications based on it, and, industry support with major contributions (Apple: Apples Safari browser, for the desktop and the iphone have been developed using WebKit)</text:span><text:span text:style-name="T1">.</text:span></text:p>
      <text:h text:style-name="P8" text:outline-level="1">Heading 1</text:h>
      <text:p text:style-name="Body">Body Text</text:p>
      <text:h text:style-name="Heading_20_2" text:outline-level="2">Heading 2</text:h>
      <text:list xml:id="list2104308300" text:style-name="L1">
        <text:list-item>
          <text:p text:style-name="P10">Bullet</text:p>
        </text:list-item>
        <text:list-item>
          <text:p text:style-name="P10">List</text:p>
        </text:list-item>
      </text:list>
      <text:list xml:id="list486564662" text:style-name="L2">
        <text:list-item>
          <text:p text:style-name="P11">Numbered</text:p>
        </text:list-item>
        <text:list-item>
          <text:p text:style-name="P11">List</text:p>
        </text:list-item>
      </text:list>
      <text:p text:style-name="Body">Body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svg:font-family="Helvetica" style:font-family-generic="swiss"/>
    <style:font-face style:name="Helvetica Neue1" svg:font-family="'Helvetica Neue'" style:font-family-generic="swiss"/>
    <style:font-face style:name="Helvetica Neue2" svg:font-family="'Helvetica Neue'"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2</text:page-number> of <text:page-count>2</text:page-count></text:p>
      </style:footer>
      <style:footer-left>
        <text:p text:style-name="Header_20__26__20_Footer">Page <text:page-number text:select-page="current">2</text:page-number> of <text:page-count>2</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22T15:24:33</dc:date>
    <dc:creator>Steffen Norgren</dc:creator>
    <meta:generator>OpenOffice.org/3.1$Unix OpenOffice.org_project/310m11$Build-9399</meta:generator>
    <meta:editing-duration>PT01H42M27S</meta:editing-duration>
    <meta:editing-cycles>54</meta:editing-cycles>
    <meta:printed-by>Steffen Norgren</meta:printed-by>
    <meta:print-date>2009-05-22T14:37:44</meta:print-date>
    <meta:document-statistic meta:table-count="0" meta:image-count="0" meta:object-count="0" meta:page-count="2" meta:paragraph-count="14" meta:word-count="170" meta:character-count="1037"/>
  </office:meta>
</office:document-meta>
</file>